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scription.equals(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ubscript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.Subscription( Object subscriber , SubscriberMethod subscriber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